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cou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</text:p>
              </text:list-item>
              <text:list-item>
                <text:p>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</text:p>
              </text:list-item>
              <text:list-item>
                <text:p>peripherals. A special instruction needs to be used to make sure</text:p>
              </text:list-item>
              <text:list-item>
                <text:p>that CPU sees data put into main memory by peripheral and the rever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n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Mbind allows a programmer to bind memory to a NUMA nodes.</text:p>
              </text:list-item>
              <text:list-item>
                <text:p>migrate_pages and move_pages move pages from bank to bank.</text:p>
              </text:list-item>
              <text:list-item>
                <text:p>set_mempolicy and get_mempolicy allow control of the kernel policy regarding NUMA.</text:p>
              </text:list-item>
              <text:list-item>
                <text:p>/proc/[pid]/numa_maps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/Writers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P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4H32M16S</meta:editing-duration>
    <meta:editing-cycles>7</meta:editing-cycles>
    <dc:date>2012-02-16T09:07:37</dc:date>
    <dc:creator>Mark Veltzer</dc:creator>
    <meta:generator>LibreOffice/3.4$Linux LibreOffice_project/340m1$Build-402</meta:generator>
    <meta:document-statistic meta:object-count="291"/>
  </office:meta>
</office:document-meta>
</file>